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brima" fo:font-size="15pt" officeooo:rsid="000d607b" officeooo:paragraph-rsid="000d607b" style:font-size-asian="15pt" style:font-size-complex="15pt"/>
    </style:style>
    <style:style style:name="P2" style:family="paragraph" style:parent-style-name="Standard">
      <style:text-properties style:font-name="Ebrima" fo:font-size="15pt" officeooo:rsid="000d607b" officeooo:paragraph-rsid="000d607b" style:font-size-asian="15pt" style:font-size-complex="15pt"/>
    </style:style>
    <style:style style:name="P3" style:family="paragraph" style:parent-style-name="Standard">
      <style:text-properties style:font-name="Ebrima" fo:font-size="15pt" officeooo:rsid="000d82c8" officeooo:paragraph-rsid="000d607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Ebrima" fo:font-size="13pt" fo:letter-spacing="0.035cm" officeooo:rsid="000d82c8" officeooo:paragraph-rsid="000d607b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Ebrima" fo:font-size="9pt" officeooo:rsid="000d607b" officeooo:paragraph-rsid="000d607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Ebrima" fo:font-size="23pt" fo:letter-spacing="0.035cm" fo:font-weight="bold" officeooo:rsid="000d607b" officeooo:paragraph-rsid="000d607b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67cm"/>
      <style:text-properties style:font-name="Ebrima" fo:font-size="15pt" officeooo:rsid="000d607b" officeooo:paragraph-rsid="000d607b" style:font-size-asian="15pt" style:font-size-complex="15pt"/>
    </style:style>
    <style:style style:name="T1" style:family="text">
      <style:text-properties style:font-name="Wingdings" officeooo:rsid="000e2a1b" style:font-name-asian="Wingdings" style:font-name-complex="Wingdings"/>
    </style:style>
    <style:style style:name="T2" style:family="text">
      <style:text-properties style:text-position="sub 58%"/>
    </style:style>
    <style:style style:name="T3" style:family="text">
      <style:text-properties officeooo:rsid="00102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est Beter Meter</text:p>
      <text:p text:style-name="P4">CO<text:span text:style-name="T2">2</text:span> en temperatuur monitor</text:p>
      <text:p text:style-name="P3"/>
      <text:p text:style-name="P3"/>
      <text:p text:style-name="P3"/>
      <text:p text:style-name="P7">Status</text:p>
      <text:p text:style-name="P7"/>
      <text:p text:style-name="P7">CO<text:span text:style-name="T2">2</text:span> - Minder dan 1000 PPM<text:tab/><text:span text:style-name="T1"></text:span></text:p>
      <text:p text:style-name="P7"><text:line-break/>CO<text:span text:style-name="T2">2</text:span> - 1000 tot <text:span text:style-name="T3">15</text:span>00 PPM<text:tab/><text:tab/><text:span text:style-name="T1"></text:span></text:p>
      <text:p text:style-name="P7"><text:line-break/>CO<text:span text:style-name="T2">2</text:span> - Meer dan <text:span text:style-name="T3">15</text:span>00 PPM<text:tab/><text:tab/><text:span text:style-name="T1"></text:span></text:p>
      <text:p text:style-name="P2"/>
      <text:p text:style-name="P2"/>
      <text:p text:style-name="P2"/>
      <text:p text:style-name="P2"/>
      <text:p text:style-name="P1"/>
      <text:p text:style-name="P5">https://github.com/SANCLA/Best-Beter-M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Arial1" svg:font-family="Arial" style:font-family-generic="swiss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3:45:39.778000000</meta:creation-date>
    <meta:print-date>2019-09-15T14:05:29.197000000</meta:print-date>
    <dc:date>2019-09-15T15:41:40.472000000</dc:date>
    <meta:editing-duration>PT10M47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7" meta:word-count="30" meta:character-count="171" meta:non-whitespace-character-count="144"/>
  </office:meta>
</office:document-meta>
</file>